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fixed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Liberation Sans" officeooo:rsid="00156646" officeooo:paragraph-rsid="00156646"/>
    </style:style>
    <style:style style:name="P2" style:family="paragraph" style:parent-style-name="Standard">
      <style:paragraph-properties fo:text-align="center" style:justify-single-word="false"/>
      <style:text-properties style:font-name="Liberation Sans" style:text-underline-style="solid" style:text-underline-width="auto" style:text-underline-color="font-color" officeooo:rsid="00156646" officeooo:paragraph-rsid="00156646"/>
    </style:style>
    <style:style style:name="P3" style:family="paragraph" style:parent-style-name="Standard">
      <style:paragraph-properties fo:text-align="start" style:justify-single-word="false"/>
      <style:text-properties style:font-name="Liberation Sans" style:text-underline-style="solid" style:text-underline-width="auto" style:text-underline-color="font-color" officeooo:rsid="00156646" officeooo:paragraph-rsid="00156646"/>
    </style:style>
    <style:style style:name="P4" style:family="paragraph" style:parent-style-name="Standard" style:list-style-name="L1">
      <style:paragraph-properties fo:text-align="start" style:justify-single-word="false"/>
      <style:text-properties fo:font-variant="normal" fo:text-transform="none" fo:color="#24292e" style:font-name="Liberation Sans" fo:font-size="12pt" fo:letter-spacing="normal" fo:font-style="normal" style:text-underline-style="none" fo:font-weight="normal" officeooo:rsid="00156646" officeooo:paragraph-rsid="00156646"/>
    </style:style>
    <style:style style:name="P5" style:family="paragraph" style:parent-style-name="Standard" style:list-style-name="L1">
      <style:paragraph-properties fo:text-align="start" style:justify-single-word="false"/>
      <style:text-properties fo:font-variant="normal" fo:text-transform="none" fo:color="#24292e" style:font-name="Liberation Sans" fo:font-size="12pt" fo:letter-spacing="normal" fo:font-style="normal" style:text-underline-style="none" fo:font-weight="normal" officeooo:rsid="001d8456" officeooo:paragraph-rsid="001804b6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Liberation Sans" officeooo:rsid="00156646" officeooo:paragraph-rsid="00156646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beration Sans" officeooo:rsid="00172f6e" officeooo:paragraph-rsid="00172f6e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beration Sans" officeooo:rsid="00172f6e" officeooo:paragraph-rsid="001742b2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Liberation Sans" officeooo:rsid="00172f6e" officeooo:paragraph-rsid="001804b6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ans" officeooo:rsid="001804b6" officeooo:paragraph-rsid="001804b6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ans" officeooo:rsid="001d8456" officeooo:paragraph-rsid="001d8456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ans" officeooo:rsid="001f3e0b" officeooo:paragraph-rsid="001d8456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ans" officeooo:rsid="001f3e0b" officeooo:paragraph-rsid="001804b6"/>
    </style:style>
    <style:style style:name="T1" style:family="text">
      <style:text-properties fo:font-variant="normal" fo:text-transform="none" fo:color="#24292e" fo:font-size="12pt" fo:letter-spacing="normal" fo:font-style="normal" style:text-underline-style="none" fo:font-weight="normal"/>
    </style:style>
    <style:style style:name="T2" style:family="text">
      <style:text-properties fo:font-variant="normal" fo:text-transform="none" fo:color="#24292e" fo:font-size="12pt" fo:letter-spacing="normal" fo:font-style="normal" style:text-underline-style="none" fo:font-weight="normal" officeooo:rsid="00156646"/>
    </style:style>
    <style:style style:name="T3" style:family="text">
      <style:text-properties fo:font-variant="normal" fo:text-transform="none" fo:color="#24292e" fo:font-size="12pt" fo:letter-spacing="normal" fo:font-style="normal" style:text-underline-style="none" fo:font-weight="normal" officeooo:rsid="001742b2"/>
    </style:style>
    <style:style style:name="T4" style:family="text">
      <style:text-properties fo:font-variant="normal" fo:text-transform="none" fo:color="#24292e" fo:font-size="12pt" fo:letter-spacing="normal" fo:font-style="normal" style:text-underline-style="none" fo:font-weight="normal" officeooo:rsid="001f3e0b"/>
    </style:style>
    <style:style style:name="T5" style:family="text">
      <style:text-properties officeooo:rsid="00172f6e"/>
    </style:style>
    <style:style style:name="T6" style:family="text">
      <style:text-properties officeooo:rsid="001742b2"/>
    </style:style>
    <style:style style:name="T7" style:family="text">
      <style:text-properties officeooo:rsid="001cb097"/>
    </style:style>
    <style:style style:name="T8" style:family="text">
      <style:text-properties officeooo:rsid="001d8456"/>
    </style:style>
    <style:style style:name="T9" style:family="text">
      <style:text-properties officeooo:rsid="001f3e0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drigo Cedeño</text:p>
      <text:p text:style-name="P1">176576</text:p>
      <text:p text:style-name="P2">MNO Tarea 6 <text:span text:style-name="T7">Pregunta 5</text:span></text:p>
      <text:p text:style-name="P3"/>
      <text:list xml:id="list3800071063945588371" text:style-name="L1">
        <text:list-item>
          <text:p text:style-name="P4">Investiga* sobre la subrutina de Fortran dgem<text:span text:style-name="T8">m</text:span> (parámetros que recibe y la salida)</text:p>
          <text:list>
            <text:list-item>
              <text:p text:style-name="P4">Entradas:</text:p>
              <text:list>
                <text:list-item>
                  <text:p text:style-name="P4">TRANS<text:span text:style-name="T8">A</text:span> – especifica la <text:span text:style-name="T8">forma de la </text:span>operación <text:span text:style-name="T8">A para ser utilizada en la mutliplicación de matrices de la</text:span> siguiente manera</text:p>
                  <text:list>
                    <text:list-item>
                      <text:p text:style-name="P11"><text:s text:c="14"/>TRANSA = 'N' or 'n', <text:s/>op( A ) = A.</text:p>
                    </text:list-item>
                    <text:list-item>
                      <text:p text:style-name="P11"><text:s text:c="14"/>TRANSA = 'T' or 't', <text:s/>op( A ) = A**T.</text:p>
                    </text:list-item>
                    <text:list-item>
                      <text:p text:style-name="P11"><text:s text:c="14"/>TRANSA = 'C' or 'c', <text:s/>op( A ) = A**T.</text:p>
                    </text:list-item>
                  </text:list>
                </text:list-item>
                <text:list-item>
                  <text:p text:style-name="P11">TRANSB<text:span text:style-name="T2"> – especifica la </text:span><text:span text:style-name="T1">forma de la </text:span><text:span text:style-name="T2">operación </text:span><text:span text:style-name="T1">B para ser utilizada en la mutliplicación de matrices de la</text:span><text:span text:style-name="T2"> siguiente manera</text:span></text:p>
                  <text:list>
                    <text:list-item>
                      <text:p text:style-name="P11"><text:span text:style-name="T2"><text:s text:c="14"/>TRANSB = 'N' or 'n', <text:s/>op( B ) = B.</text:span></text:p>
                    </text:list-item>
                    <text:list-item>
                      <text:p text:style-name="P11"><text:span text:style-name="T2"><text:s text:c="14"/>TRANSB = 'T' or 't', <text:s/>op( B ) = B**T.</text:span></text:p>
                    </text:list-item>
                    <text:list-item>
                      <text:p text:style-name="P11"><text:span text:style-name="T2"><text:s text:c="14"/>TRANSB = 'C' or 'c', <text:s/>op( B ) = B**T.</text:span></text:p>
                    </text:list-item>
                  </text:list>
                </text:list-item>
                <text:list-item>
                  <text:p text:style-name="P6">M – especifica el número de renglones que tendrá la matriz <text:span text:style-name="T8">A</text:span></text:p>
                </text:list-item>
                <text:list-item>
                  <text:p text:style-name="P6">N – especifica el número de columnas que tendrá la matriz <text:span text:style-name="T8">B</text:span></text:p>
                </text:list-item>
                <text:list-item>
                  <text:p text:style-name="P11">K – establece el número de columnas de la matriz A y el número de renglones de la matriz B</text:p>
                </text:list-item>
                <text:list-item>
                  <text:p text:style-name="P6">ALPHA – <text:span text:style-name="T5">establece el escalar “alpha”</text:span></text:p>
                </text:list-item>
                <text:list-item>
                  <text:p text:style-name="P7">A – indica los coeficientes que contendrá la matriz <text:span text:style-name="T8">A</text:span></text:p>
                </text:list-item>
                <text:list-item>
                  <text:p text:style-name="P8">LDA – especifica la primera dimensión de A como fué declarada en la sub-rutin<text:span text:style-name="T6">a</text:span></text:p>
                </text:list-item>
                <text:list-item>
                  <text:p text:style-name="P11">B – indica los <text:span text:style-name="T9">coeficientes de la matriz B</text:span></text:p>
                </text:list-item>
                <text:list-item>
                  <text:p text:style-name="P12">LDB – especifica la primera dimensión de B como fué declarada en la sub-rutina</text:p>
                </text:list-item>
                <text:list-item>
                  <text:p text:style-name="P9">BETA – indica el escalar de beta</text:p>
                </text:list-item>
                <text:list-item>
                  <text:p text:style-name="P13"><text:span text:style-name="T1">LDC – especifica la primera dimensión de C como fué declarada en la sub-rutina</text:span></text:p>
                </text:list-item>
              </text:list>
            </text:list-item>
            <text:list-item>
              <text:p text:style-name="P10"><text:span text:style-name="T3">S</text:span><text:span text:style-name="T1">alidas:</text:span></text:p>
              <text:list>
                <text:list-item>
                  <text:p text:style-name="P5"><text:span text:style-name="T6">C – </text:span>arreglo de dimensión LDC, N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, fixed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6:50:37.788668386</meta:creation-date>
    <dc:date>2018-04-03T19:45:20.724177861</dc:date>
    <meta:editing-duration>PT59M9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5" meta:word-count="259" meta:character-count="1384" meta:non-whitespace-character-count="1069"/>
  </office:meta>
</office:document-meta>
</file>